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723b" officeooo:paragraph-rsid="0013723b"/>
    </style:style>
    <style:style style:name="P2" style:family="paragraph" style:parent-style-name="Standard">
      <style:text-properties fo:font-size="20pt" officeooo:rsid="0013723b" officeooo:paragraph-rsid="0013723b" style:font-size-asian="20pt" style:font-size-complex="20pt"/>
    </style:style>
    <style:style style:name="P3" style:family="paragraph" style:parent-style-name="Standard">
      <style:text-properties fo:font-size="12pt" officeooo:rsid="0013723b" officeooo:paragraph-rsid="0013723b" style:font-size-asian="10.5pt" style:font-size-complex="12pt"/>
    </style:style>
    <style:style style:name="P4" style:family="paragraph" style:parent-style-name="Standard">
      <style:text-properties fo:font-size="12pt" officeooo:rsid="0014fa1d" officeooo:paragraph-rsid="0014fa1d" style:font-size-asian="10.5pt" style:font-size-complex="12pt"/>
    </style:style>
    <style:style style:name="P5" style:family="paragraph" style:parent-style-name="Standard" style:list-style-name="L1">
      <style:text-properties officeooo:paragraph-rsid="0014562a"/>
    </style:style>
    <style:style style:name="P6" style:family="paragraph" style:parent-style-name="Standard" style:list-style-name="L1">
      <style:text-properties officeooo:paragraph-rsid="001b4178"/>
    </style:style>
    <style:style style:name="P7" style:family="paragraph" style:parent-style-name="Standard" style:list-style-name="L2">
      <style:text-properties officeooo:paragraph-rsid="0014fa1d"/>
    </style:style>
    <style:style style:name="P8" style:family="paragraph" style:parent-style-name="Standard">
      <style:text-properties officeooo:paragraph-rsid="0014fa1d"/>
    </style:style>
    <style:style style:name="P9" style:family="paragraph" style:parent-style-name="Standard" style:list-style-name="L2">
      <style:text-properties officeooo:rsid="0014fa1d" officeooo:paragraph-rsid="0014fa1d"/>
    </style:style>
    <style:style style:name="P10" style:family="paragraph" style:parent-style-name="Standard">
      <style:text-properties officeooo:rsid="0014fa1d" officeooo:paragraph-rsid="0014fa1d"/>
    </style:style>
    <style:style style:name="P11" style:family="paragraph" style:parent-style-name="Standard" style:list-style-name="L1">
      <style:text-properties officeooo:rsid="0014fa1d" officeooo:paragraph-rsid="001b4178"/>
    </style:style>
    <style:style style:name="P12" style:family="paragraph" style:parent-style-name="Standard">
      <style:text-properties officeooo:rsid="0016f69c" officeooo:paragraph-rsid="0016f69c"/>
    </style:style>
    <style:style style:name="P13" style:family="paragraph" style:parent-style-name="Standard" style:list-style-name="L3">
      <style:text-properties officeooo:paragraph-rsid="0014fa1d"/>
    </style:style>
    <style:style style:name="P14" style:family="paragraph" style:parent-style-name="Standard">
      <style:text-properties officeooo:rsid="001ad776" officeooo:paragraph-rsid="001ad776"/>
    </style:style>
    <style:style style:name="P15" style:family="paragraph" style:parent-style-name="Standard">
      <style:text-properties officeooo:paragraph-rsid="001ad776"/>
    </style:style>
    <style:style style:name="P16" style:family="paragraph" style:parent-style-name="Standard" style:list-style-name="L8">
      <style:text-properties officeooo:paragraph-rsid="001ad776"/>
    </style:style>
    <style:style style:name="P17" style:family="paragraph" style:parent-style-name="Text_20_body">
      <style:text-properties officeooo:paragraph-rsid="00191f70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3723b" style:font-size-asian="10.5pt" style:font-size-complex="12pt"/>
    </style:style>
    <style:style style:name="T3" style:family="text">
      <style:text-properties fo:font-size="12pt" officeooo:rsid="0014562a" style:font-size-asian="10.5pt" style:font-size-complex="12pt"/>
    </style:style>
    <style:style style:name="T4" style:family="text">
      <style:text-properties fo:font-size="12pt" officeooo:rsid="0014fa1d" style:font-size-asian="10.5pt" style:font-size-complex="12pt"/>
    </style:style>
    <style:style style:name="T5" style:family="text">
      <style:text-properties fo:font-size="12pt" officeooo:rsid="00152c7b" style:font-size-asian="10.5pt" style:font-size-complex="12pt"/>
    </style:style>
    <style:style style:name="T6" style:family="text">
      <style:text-properties fo:font-size="12pt" officeooo:rsid="0016f69c" style:font-size-asian="10.5pt" style:font-size-complex="12pt"/>
    </style:style>
    <style:style style:name="T7" style:family="text">
      <style:text-properties fo:font-size="12pt" officeooo:rsid="00182a37" style:font-size-asian="10.5pt" style:font-size-complex="12pt"/>
    </style:style>
    <style:style style:name="T8" style:family="text">
      <style:text-properties fo:font-size="12pt" officeooo:rsid="00191f70" style:font-size-asian="10.5pt" style:font-size-complex="12pt"/>
    </style:style>
    <style:style style:name="T9" style:family="text">
      <style:text-properties fo:font-size="12pt" officeooo:rsid="001ad776" style:font-size-asian="10.5pt" style:font-size-complex="12pt"/>
    </style:style>
    <style:style style:name="T10" style:family="text">
      <style:text-properties fo:font-size="12pt" officeooo:rsid="001ae592" style:font-size-asian="10.5pt" style:font-size-complex="12pt"/>
    </style:style>
    <style:style style:name="T11" style:family="text">
      <style:text-properties fo:font-size="12pt" officeooo:rsid="001b4178" style:font-size-asian="10.5pt" style:font-size-complex="12pt"/>
    </style:style>
    <style:style style:name="T12" style:family="text">
      <style:text-properties fo:font-size="12pt" officeooo:rsid="001e251b" style:font-size-asian="10.5pt" style:font-size-complex="12pt"/>
    </style:style>
    <style:style style:name="T13" style:family="text">
      <style:text-properties fo:font-size="12pt" fo:font-weight="bold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1ae592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13723b" style:font-size-asian="10.5pt" style:font-weight-asian="bold" style:font-size-complex="12pt" style:font-weight-complex="bold"/>
    </style:style>
    <style:style style:name="T16" style:family="text">
      <style:text-properties fo:font-size="12pt" fo:font-weight="normal" officeooo:rsid="00191f70" style:font-size-asian="10.5pt" style:font-weight-asian="normal" style:font-size-complex="12pt" style:font-weight-complex="normal"/>
    </style:style>
    <style:style style:name="T17" style:family="text">
      <style:text-properties officeooo:rsid="00191f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Reference Link : <text:a xlink:type="simple" xlink:href="https://circuitdigest.com/electronic-circuits/simple-digital-voltmeter-circuit-diagram" text:style-name="Internet_20_link" text:visited-style-name="Visited_20_Internet_20_Link">https://circuitdigest.com/electronic-circuits/simple-digital-voltmeter-circuit-diagram</text:a></text:p>
      <text:p text:style-name="P1"/>
      <text:p text:style-name="P1"/>
      <text:p text:style-name="P1"/>
      <text:p text:style-name="P1"/>
      <text:p text:style-name="P2">Introduction</text:p>
      <text:p text:style-name="P1"/>
      <text:p text:style-name="P1"/>
      <text:p text:style-name="P1"/>
      <text:p text:style-name="P1"><text:tab/>Let’s build a <text:span text:style-name="Strong_20_Emphasis">Digital Voltmeter without using any microcontroller. </text:span>Here we are using a very popular <text:span text:style-name="Strong_20_Emphasis">IC for voltage measurement namely ICL7107/CS7107</text:span>. Using ICL7107, we can build accurate and very low cost voltmeter. </text:p>
      <text:p text:style-name="P1"><text:tab/>ICL7107 is a 3.5 digit analog to digital converter (ADC) which consumes very low power. The IC has internal circuit for driving four seven segment display to display the measured voltage. It also has a clock circuit and a reference voltage source.</text:p>
      <text:p text:style-name="P1"/>
      <text:p text:style-name="P1"/>
      <text:p text:style-name="P1"/>
      <text:p text:style-name="P2">Components Selection</text:p>
      <text:p text:style-name="P2"/>
      <text:p text:style-name="P3">1.<text:tab/><text:a xlink:type="simple" xlink:href="https://www.renesas.com/en/document/dst/icl7106-icl7107-icl7107s-datasheet" text:style-name="Internet_20_link" text:visited-style-name="Visited_20_Internet_20_Link">ICL7107</text:a></text:p>
      <text:p text:style-name="P3"/>
      <text:list xml:id="list4082303919" text:style-name="L1">
        <text:list-item>
          <text:p text:style-name="P5"><text:span text:style-name="T2"><text:tab/>ICL7107 is a 3.5 digit analog to digital converter (ADC) which consumes very low power. </text:span></text:p>
        </text:list-item>
        <text:list-item>
          <text:p text:style-name="P5"><text:span text:style-name="T2"><text:s/><text:tab/></text:span><text:span text:style-name="T3">It</text:span><text:span text:style-name="T2"> directly converts an </text:span><text:span text:style-name="Strong_20_Emphasis"><text:span text:style-name="T2">analog voltage input</text:span></text:span><text:span text:style-name="T2"> (for example, 0–200 mV) into a </text:span><text:span text:style-name="Strong_20_Emphasis"><text:span text:style-name="T2">4-digit 7-segment display output</text:span></text:span><text:span text:style-name="T2"> without needing a microcontroller or any external ADC.</text:span></text:p>
        </text:list-item>
        <text:list-item>
          <text:p text:style-name="P6"><text:span text:style-name="T2"><text:s/><text:tab/></text:span><text:span text:style-name="T4">For ICL7107, the clock can be generated in two ways - </text:span></text:p>
          <text:p text:style-name="P11"><text:span text:style-name="T12">a</text:span><text:span text:style-name="T1">.<text:tab/></text:span><text:span text:style-name="T13">Internally</text:span><text:span text:style-name="T1"> – for Pin 38 (OSC</text:span><text:span text:style-name="T5">3</text:span><text:span text:style-name="T1">) and 39 (OSC2) we can use a resistor capacitor <text:tab/>between them </text:span><text:span text:style-name="T5">(refer typical application in datasheet) – </text:span><text:span text:style-name="T14">CURRENT CHOICE</text:span></text:p>
          <text:p text:style-name="P11"><text:span text:style-name="T12">b</text:span><text:span text:style-name="T2">. <text:tab/></text:span><text:span text:style-name="T15">Externally</text:span><text:span text:style-name="T2"> – Give square wave (clock signal) generated from </text:span><text:span text:style-name="T10">external </text:span><text:span text:style-name="T2">circuit </text:span><text:span text:style-name="T6">for <text:tab/>improved stability, drive capability, adjustable frequency.</text:span></text:p>
        </text:list-item>
      </text:list>
      <text:p text:style-name="P2"/>
      <text:p text:style-name="P2"/>
      <text:p text:style-name="P4">2.<text:tab/><text:a xlink:type="simple" xlink:href="https://www.ti.com/lit/ds/symlink/lm555.pdf" text:style-name="Internet_20_link" text:visited-style-name="Visited_20_Internet_20_Link">LM555</text:a></text:p>
      <text:p text:style-name="P4"/>
      <text:list xml:id="list1671240071" text:style-name="L2">
        <text:list-item>
          <text:p text:style-name="P7"><text:span text:style-name="T4"><text:tab/></text:span><text:span text:style-name="T2">the </text:span><text:span text:style-name="Strong_20_Emphasis"><text:span text:style-name="T2">LM555 timer</text:span></text:span><text:span text:style-name="T2"> is typically used as a </text:span><text:span text:style-name="Strong_20_Emphasis"><text:span text:style-name="T2">clock generator</text:span></text:span><text:span text:style-name="T2"> for the ICL7107’s internal analog-to-digital conversion process.</text:span></text:p>
        </text:list-item>
        <text:list-item>
          <text:p text:style-name="P7"><text:span text:style-name="T2"><text:s/><text:tab/>The 555IC timer IC is configured as </text:span><text:a xlink:type="simple" xlink:href="https://circuitdigest.com/electronic-circuits/555-timer-astable-multivibrator-circuit-diagram" text:style-name="Internet_20_link" text:visited-style-name="Visited_20_Internet_20_Link"><text:span text:style-name="T2">ASTABLE multivibrator</text:span></text:a><text:span text:style-name="T2">. Check here how we can use </text:span><text:a xlink:type="simple" xlink:href="https://circuitdigest.com/electronic-circuits/negative-voltage-generator" text:style-name="Internet_20_link" text:visited-style-name="Visited_20_Internet_20_Link"><text:span text:style-name="T2">555 Timer IC to generate Negative Voltage</text:span></text:a><text:span text:style-name="T2">.</text:span></text:p>
          <text:p text:style-name="P9"><text:span text:style-name="T2"/></text:p>
        </text:list-item>
      </text:list>
      <text:p text:style-name="P10"><text:span text:style-name="T6"/></text:p>
      <text:list xml:id="list132621178316460" text:continue-numbering="true" text:style-name="L2">
        <text:list-item>
          <text:list>
            <text:list-header>
              <text:p text:style-name="P9"><text:span text:style-name="T6"/></text:p>
            </text:list-header>
          </text:list>
        </text:list-item>
      </text:list>
      <text:p text:style-name="P10"><text:span text:style-name="T1"/></text:p>
      <text:p text:style-name="P12"><text:span text:style-name="T1">3.<text:tab/></text:span><text:a xlink:type="simple" xlink:href="https://www.kingbrightusa.com/images/catalog/SPEC/sa39-11ewa.pdf" text:style-name="Internet_20_link" text:visited-style-name="Visited_20_Internet_20_Link"><text:span text:style-name="T7">Seven Segment Display</text:span></text:a><text:span text:style-name="T1"><text:tab/></text:span></text:p>
      <text:p text:style-name="P4"><text:tab/></text:p>
      <text:list xml:id="list3655389926" text:style-name="L3">
        <text:list-item>
          <text:p text:style-name="P13"><text:span text:style-name="T4"><text:tab/></text:span><text:span text:style-name="T8">In common anode displays, </text:span><text:span text:style-name="Strong_20_Emphasis"><text:span text:style-name="T8">All anodes (+) are connected together</text:span></text:span><text:span text:style-name="Strong_20_Emphasis"><text:span text:style-name="T16"> &amp; </text:span></text:span>Each LED segment has its <text:span text:style-name="Strong_20_Emphasis">cathode (–)</text:span> brought out separately.</text:p>
        </text:list-item>
      </text:list>
      <text:p text:style-name="P8"/>
      <text:p text:style-name="P8"><text:soft-page-break/></text:p>
      <text:p text:style-name="P8"/>
      <text:list xml:id="list132621809258829" text:continue-numbering="true" text:style-name="L3">
        <text:list-item>
          <text:p text:style-name="P13"><text:s/><text:tab/><text:span text:style-name="T17">As </text:span><text:span text:style-name="Strong_20_Emphasis">ICL7107</text:span> drives LED displays by <text:span text:style-name="Strong_20_Emphasis">sinking current</text:span> through its segment outputs.</text:p>
        </text:list-item>
      </text:list>
      <text:p text:style-name="P17">That means,</text:p>
      <text:p text:style-name="P17"><text:tab/><text:span text:style-name="T17">a) <text:tab/></text:span>The <text:span text:style-name="Strong_20_Emphasis">ICL7107 segment pins</text:span> go <text:span text:style-name="Strong_20_Emphasis">low (0 V)</text:span> to turn <text:span text:style-name="Strong_20_Emphasis">ON</text:span> a segment</text:p>
      <text:p text:style-name="P17"><text:span text:style-name="T17"><text:tab/>b) <text:tab/></text:span>The <text:span text:style-name="Strong_20_Emphasis">display common anode</text:span> must be tied to <text:span text:style-name="Strong_20_Emphasis">+5 V</text:span> (through a resistor).</text:p>
      <text:p text:style-name="P8"/>
      <text:p text:style-name="P8"><text:span text:style-name="T8"/></text:p>
      <text:p text:style-name="P14"><text:span text:style-name="T8">4. <text:tab/></text:span><text:a xlink:type="simple" xlink:href="https://www.onsemi.cn/pdf/datasheet/mc7800-d.pdf" text:style-name="Internet_20_link" text:visited-style-name="Visited_20_Internet_20_Link"><text:span text:style-name="T1">LM7805</text:span></text:a></text:p>
      <text:p text:style-name="P14"><text:span text:style-name="T1"/></text:p>
      <text:list xml:id="list2222963318" text:style-name="L8">
        <text:list-item>
          <text:p text:style-name="P16"><text:span text:style-name="Strong_20_Emphasis"><text:span text:style-name="T9"><text:s/><text:tab/></text:span></text:span><text:span text:style-name="Strong_20_Emphasis"><text:span text:style-name="T1">LM7805</text:span></text:span><text:span text:style-name="T1"> is a </text:span><text:span text:style-name="Strong_20_Emphasis"><text:span text:style-name="T1">linear voltage regulator</text:span></text:span><text:span text:style-name="T1"> IC that takes a </text:span><text:span text:style-name="Strong_20_Emphasis"><text:span text:style-name="T1">higher, unregulated DC input</text:span></text:span><text:span text:style-name="T1"> (for example 9 V, 12 V, or 15 V) and outputs a </text:span><text:span text:style-name="Strong_20_Emphasis"><text:span text:style-name="T1">steady +5 V DC</text:span></text:span><text:span text:style-name="T1">.</text:span></text:p>
        </text:list-item>
      </text:list>
      <text:p text:style-name="P15"><text:span text:style-name="T1"/></text:p>
      <text:p text:style-name="P15"><text:span text:style-name="T1"/></text:p>
      <text:p text:style-name="P1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1:55:45.220935501</meta:creation-date>
    <meta:generator>LibreOffice/7.3.7.2$Linux_X86_64 LibreOffice_project/30$Build-2</meta:generator>
    <dc:date>2025-10-05T13:26:20.062634774</dc:date>
    <meta:editing-duration>PT27M25S</meta:editing-duration>
    <meta:editing-cycles>7</meta:editing-cycles>
    <meta:document-statistic meta:table-count="0" meta:image-count="0" meta:object-count="0" meta:page-count="2" meta:paragraph-count="25" meta:word-count="332" meta:character-count="2028" meta:non-whitespace-character-count="1701"/>
  </office:meta>
</office:document-meta>
</file>